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53mm"/>
    </style:style>
    <style:style style:name="co2" style:family="table-column">
      <style:table-column-properties fo:break-before="auto" style:column-width="45.33mm"/>
    </style:style>
    <style:style style:name="co3" style:family="table-column">
      <style:table-column-properties fo:break-before="auto" style:column-width="29.47mm"/>
    </style:style>
    <style:style style:name="co4" style:family="table-column">
      <style:table-column-properties fo:break-before="auto" style:column-width="156.25mm"/>
    </style:style>
    <style:style style:name="co5" style:family="table-column">
      <style:table-column-properties fo:break-before="auto" style:column-width="27.64mm"/>
    </style:style>
    <style:style style:name="co6" style:family="table-column">
      <style:table-column-properties fo:break-before="auto" style:column-width="71.38mm"/>
    </style:style>
    <style:style style:name="co7" style:family="table-column">
      <style:table-column-properties fo:break-before="auto" style:column-width="76.08mm"/>
    </style:style>
    <style:style style:name="co8" style:family="table-column">
      <style:table-column-properties fo:break-before="auto" style:column-width="50.5mm"/>
    </style:style>
    <style:style style:name="co9" style:family="table-column">
      <style:table-column-properties fo:break-before="auto" style:column-width="31.29mm"/>
    </style:style>
    <style:style style:name="co10" style:family="table-column">
      <style:table-column-properties fo:break-before="auto" style:column-width="42.9mm"/>
    </style:style>
    <style:style style:name="co11" style:family="table-column">
      <style:table-column-properties fo:break-before="auto" style:column-width="94.6mm"/>
    </style:style>
    <style:style style:name="co12" style:family="table-column">
      <style:table-column-properties fo:break-before="auto" style:column-width="208.7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32.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ula-Sanof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Full Name (Art.1.01</text:p>
          </table:table-cell>
          <table:table-cell office:value-type="string" calcext:value-type="string">
            <text:p>HCPs:City of Principal Practice HCOs:city where registered (Art. 3)</text:p>
          </table:table-cell>
          <table:table-cell office:value-type="string" calcext:value-type="string">
            <text:p>Country of Principal Practice (Schedule 1)</text:p>
          </table:table-cell>
          <table:table-cell office:value-type="string" calcext:value-type="string">
            <text:p>Principal Practice </text:p>
            <text:p>Address</text:p>
            <text:p>(Art. 3)</text:p>
          </table:table-cell>
          <table:table-cell office:value-type="string" calcext:value-type="string">
            <text:p>Unique country </text:p>
            <text:p>identifier OPTIONAL</text:p>
            <text:p>(Art. 3)</text:p>
          </table:table-cell>
          <table:table-cell office:value-type="string" calcext:value-type="string">
            <text:p>Donations and Grants </text:p>
            <text:p>to HCOs (Art. </text:p>
            <text:p>3.01.1.a)</text:p>
          </table:table-cell>
          <table:table-cell office:value-type="string" calcext:value-type="string">
            <text:p>Contribution to costs of Events (Art. 3.01.1.b &amp; 3.01.2.a)</text:p>
          </table:table-cell>
          <table:table-cell table:number-columns-repeated="2"/>
          <table:table-cell office:value-type="string" calcext:value-type="string">
            <text:p>Fee for service and consultancy (Art. 3.01.1.c &amp; </text:p>
            <text:p>3.01.2.c)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Sponsorship </text:p>
            <text:p>agreements with </text:p>
            <text:p>HCOs / third parties </text:p>
            <text:p>appointed by HCOs to </text:p>
            <text:p>manage an Event</text:p>
          </table:table-cell>
          <table:table-cell office:value-type="string" calcext:value-type="string">
            <text:p>Registration Fees</text:p>
          </table:table-cell>
          <table:table-cell office:value-type="string" calcext:value-type="string">
            <text:p>Travel &amp; </text:p>
            <text:p>Accommodation</text:p>
          </table:table-cell>
          <table:table-cell office:value-type="string" calcext:value-type="string">
            <text:p>Fees</text:p>
          </table:table-cell>
          <table:table-cell office:value-type="string" calcext:value-type="string">
            <text:p>Related expenses </text:p>
            <text:p>agreed in the fee for </text:p>
            <text:p>service or consultancy </text:p>
            <text:p>contract, including </text:p>
            <text:p>travel &amp; </text:p>
            <text:p>accommodation </text:p>
            <text:p>relevant to the </text:p>
            <text:p>contract</text:p>
          </table:table-cell>
        </table:table-row>
        <table:table-row table:style-name="ro3">
          <table:table-cell table:number-columns-repeated="12"/>
        </table:table-row>
        <table:table-row table:style-name="ro3">
          <table:table-cell office:value-type="string" calcext:value-type="string">
            <text:p>Abbühl Bernhard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rztpraxis FMH Allgemeine Innere Medizin Diabetesberatung Münzgraben 4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7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chermann-Bieri Frank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Gruppenpraxis Luzern Weggisgasse 40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50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eschbach Thomas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abinet médical FMH Médecine interne générale Avenue du Servan 2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7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exander-David Nicola</text:p>
          </table:table-cell>
          <table:table-cell office:value-type="string" calcext:value-type="string">
            <text:p>Bellinzon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tudio medico FMH chirurgia Viale Stazione 8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7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mann-Vesti Beatrice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ätsspital Zürich Medizin Angiologie Rämistrasse 100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7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mram Marie-Laure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Hôpitaux Universitaires de Genève Médecine Oncologie Rue Gabrielle-Perret- Gentil 4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122,97 CHF</text:p>
          </table:table-cell>
          <table:table-cell office:value-type="string" calcext:value-type="string">
            <text:p>1.00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nand-Wadhawan Gurpreet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ätsspital Zürich Medizin Endo/Diabetologie Rämistrasse 100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1.2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rquint Nicolas</text:p>
          </table:table-cell>
          <table:table-cell office:value-type="string" calcext:value-type="string">
            <text:p>Sarn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Hirslanden Klinik St. Anna AG Klinik Meggen Ärztehaus Sarnen Sarnen Marktstrasse 7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7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dan Michel</text:p>
          </table:table-cell>
          <table:table-cell office:value-type="string" calcext:value-type="string">
            <text:p>Cully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abinet médical FMH allergologie et immunologie clinique Rue Davel 11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7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er-Cornu Sylvia</text:p>
          </table:table-cell>
          <table:table-cell office:value-type="string" calcext:value-type="string">
            <text:p>Configno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abinet de groupe Confignon Chemin Sous-le- Clos 12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7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echer Burkhard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Division for Neuroimmunology Neurology Dept. Y44 / J7 Winterthurerstrasse 190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1.60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inaghi Lorenzo</text:p>
          </table:table-cell>
          <table:table-cell office:value-type="string" calcext:value-type="string">
            <text:p>Coldrerio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tudio medico Coldrerio Via Mercole 2b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7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inz-Siegmann Katharina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rztpraxis FMH Endokrinologie- Diabetologie Stockerstrasse 42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50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lanc Jacques- Philippe</text:p>
          </table:table-cell>
          <table:table-cell office:value-type="string" calcext:value-type="string">
            <text:p>Ponte Capriasc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tudio medico Ponte Capriasca Via alle Scuole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7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oeckmann Wieland</text:p>
          </table:table-cell>
          <table:table-cell office:value-type="string" calcext:value-type="string">
            <text:p>Brunn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eeklinik Brunnen Urologische Klinik Gersauerstrasse 8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1.00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ont Adriano</text:p>
          </table:table-cell>
          <table:table-cell office:value-type="string" calcext:value-type="string">
            <text:p>Winterthu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Neurowinterthur Winterthur Brunngasse 6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562,5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orner Markus</text:p>
          </table:table-cell>
          <table:table-cell office:value-type="string" calcext:value-type="string">
            <text:p>Biel/Bien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pitalzentrum Biel AG Medizin Onkologie Vogelsang 84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427,33 CHF</text:p>
          </table:table-cell>
          <table:table-cell office:value-type="string" calcext:value-type="string">
            <text:p>904,99 CHF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rändle Michael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Kantonsspital St. Gallen Innere Medizin Rorschacher Strasse 95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1.50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ühler-Christen Annette</text:p>
          </table:table-cell>
          <table:table-cell office:value-type="string" calcext:value-type="string">
            <text:p>Büla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pital Bülach Medizin Endo/Diabetologie Spitalstrasse 24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50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arone Angelo</text:p>
          </table:table-cell>
          <table:table-cell office:value-type="string" calcext:value-type="string">
            <text:p>Uzna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pital Linth Medizin Kardiologie Gasterstrasse 25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7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attaneo Fabio</text:p>
          </table:table-cell>
          <table:table-cell office:value-type="string" calcext:value-type="string">
            <text:p>Lugano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tudio medico Lugano Via Soldino 7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1.00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en Haw-Tzer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abinet médical FMH Médecine interne générale Avenue Wendt 28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7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iciliani Stephan</text:p>
          </table:table-cell>
          <table:table-cell office:value-type="string" calcext:value-type="string">
            <text:p>Büren SO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Ärztezentrum Büren Büren SO Liestalerstrasse 11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7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'Apuzzo Vincenzo</text:p>
          </table:table-cell>
          <table:table-cell office:value-type="string" calcext:value-type="string">
            <text:p>Mendrisio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entro Pediatrico del Mendrisiotto SA Mendrisio Via Beroldingen 26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60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rvaderics Maria Rozsa</text:p>
          </table:table-cell>
          <table:table-cell office:value-type="string" calcext:value-type="string">
            <text:p>Neuenhof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Gruppenpraxis Neuenhof Albertstrasse 4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7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seö Thomas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Gruppenpraxis Zürich Dufourstrasse 143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7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inner Walter</text:p>
          </table:table-cell>
          <table:table-cell office:value-type="string" calcext:value-type="string">
            <text:p>Wetzikon Z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Gruppenpraxis Wetzikon ZH Weststrasse 70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248,60 CHF</text:p>
          </table:table-cell>
          <table:table-cell office:value-type="string" calcext:value-type="string">
            <text:p>710,70 CHF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örffler-Melly Janine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Gruppenpraxis Zürich Bellariastrasse 40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7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schietzig Anne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ürgerspital Solothurn Innere Medizin Schöngrünstrasse 42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494,93 CHF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isel Rüdiger</text:p>
          </table:table-cell>
          <table:table-cell office:value-type="string" calcext:value-type="string">
            <text:p>Frauenfeld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Kantonsspital Frauenfeld Medizin Nephrologie Pfaffenholzstrasse 4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281,48 CHF</text:p>
          </table:table-cell>
          <table:table-cell office:value-type="string" calcext:value-type="string">
            <text:p>472,04 CHF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l-Haschimi Karim Omar</text:p>
          </table:table-cell>
          <table:table-cell office:value-type="string" calcext:value-type="string">
            <text:p>Bad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Osteoporosezentrum Baden Bahnhofplatz 1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1.20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fmann Daniel</text:p>
          </table:table-cell>
          <table:table-cell office:value-type="string" calcext:value-type="string">
            <text:p>Elgg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Gruppenpraxis Elgg Vordergasse 9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444,00 CHF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Faulenbach Mirjam Veronika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rztpraxis FMH Endokrinologie- Diabetologie Hormon Zentrum Zürich Witellikerstrasse 36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1.00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errario Chiara</text:p>
          </table:table-cell>
          <table:table-cell office:value-type="string" calcext:value-type="string">
            <text:p>Renens VD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entre Médical de Renens Renens VD Avenue du 14 Avril 12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1.300,00 CHF</text:p>
          </table:table-cell>
          <table:table-cell office:value-type="string" calcext:value-type="string">
            <text:p>50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rei Christian Andreas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rztpraxis FMH Innere Medizin Frymannstrasse 21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7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ulliquet Edouard</text:p>
          </table:table-cell>
          <table:table-cell office:value-type="string" calcext:value-type="string">
            <text:p>Cointri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abinet médical FMH Médecine interne générale Ch. de Joinville 25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7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aillet Raymond Jacques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rztpraxis FMH Kardiologie Bälliz 49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7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erber Philipp Andreas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ätsspital Zürich Medizin Endo/Diabetologie Rämistrasse 100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2.2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olay-Petersen Marija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abinet médical FMH endocrinologie- diabétologie Rlle Vinaigrerie 5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780,00 CHF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röflin Urs Beat</text:p>
          </table:table-cell>
          <table:table-cell office:value-type="string" calcext:value-type="string">
            <text:p>Binning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rztpraxis FMH Allgemeine Innere Medizin Hauptstrasse 3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7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ünter Christian</text:p>
          </table:table-cell>
          <table:table-cell office:value-type="string" calcext:value-type="string">
            <text:p>Mamm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Klinik Schloss Mammern AG Medizin Kardiologie Dr. A.O. Fleisch- Strasse 3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7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utmann Philippe</text:p>
          </table:table-cell>
          <table:table-cell office:value-type="string" calcext:value-type="string">
            <text:p>Renens VD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abinet médical FMH Médecine interne générale Rue de Crissier 1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7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agmann Michaël</text:p>
          </table:table-cell>
          <table:table-cell office:value-type="string" calcext:value-type="string">
            <text:p>Pully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abinet médical FMH Médecine interne générale Chemin Pré-de-la- Tour 12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1.2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agon-Traub Isabelle</text:p>
          </table:table-cell>
          <table:table-cell office:value-type="string" calcext:value-type="string">
            <text:p>Aubon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Méd.Endo/Diabétolo gie Rue Trévelin 67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50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alder Roswitha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Inselspital Bern, Insel Gruppe AG Spitalapotheke Freiburgstrasse 18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493,25 CHF</text:p>
          </table:table-cell>
          <table:table-cell office:value-type="string" calcext:value-type="string">
            <text:p>555,08 CHF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artmeier Cornelia</text:p>
          </table:table-cell>
          <table:table-cell office:value-type="string" calcext:value-type="string">
            <text:p>Schaffhaus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pitäler Schaffhausen Kantonsspital Schaffhausen Spitalapotheke Geissbergstrasse 81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422,78 CHF</text:p>
          </table:table-cell>
          <table:table-cell office:value-type="string" calcext:value-type="string">
            <text:p>378,39 CHF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erzog Bernhard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rztpraxis FMH Kardiologie Herzzentrum Hirslanden Zentralschweiz St. Anna-Strasse 32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434,16 CHF</text:p>
          </table:table-cell>
          <table:table-cell office:value-type="string" calcext:value-type="string">
            <text:p>1.010,42 CHF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ochuli Michel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ätsspital Zürich Medizin Endo/Diabetologie Rämistrasse 100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50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offmann Helge</text:p>
          </table:table-cell>
          <table:table-cell office:value-type="string" calcext:value-type="string">
            <text:p>Hergiswil NW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rologie Zentrum Hergiswil Hergiswil NW Sonnenbergstrasse 9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50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onegger Regula</text:p>
          </table:table-cell>
          <table:table-cell office:value-type="string" calcext:value-type="string">
            <text:p>Horg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rztpraxis am Bahnhof Horgen Seestrasse 117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2.4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ösli Pierre</text:p>
          </table:table-cell>
          <table:table-cell office:value-type="string" calcext:value-type="string">
            <text:p>Yverdon-les-Bain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abinet de groupe Yverdon-les-Bains Rue d'Entremonts 11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307,07 CHF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équier Vincent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abinet médical FMH Médecine interne générale Route d'Oron 1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7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ornayvaz Francois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HUV Méd.Endo/Diabétolo gie Chemin de Mont- Paisible 18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1.50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arsegard Joachim</text:p>
          </table:table-cell>
          <table:table-cell office:value-type="string" calcext:value-type="string">
            <text:p>Grand-Lancy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Groupe Médical du Grand-Lancy S.A. Grand-Lancy Avenue des Communes-Réunies 16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780,00 CHF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Keller Ulrich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ndonet AG Basel Missionsstrasse 24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50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nobel Urs</text:p>
          </table:table-cell>
          <table:table-cell office:value-type="string" calcext:value-type="string">
            <text:p>Wetzikon Z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GZO Spital Wetzikon Medizin Endo/Diabetologie Spitalstrasse 66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50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noll Beat</text:p>
          </table:table-cell>
          <table:table-cell office:value-type="string" calcext:value-type="string">
            <text:p>Schattdorf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rztpraxis FMH Allgemeine Innere Medizin Adlergartenstrasse 15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7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öppel Ursula</text:p>
          </table:table-cell>
          <table:table-cell office:value-type="string" calcext:value-type="string">
            <text:p>Oberwening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Gemeinschaftspraxis Oberweningen Oberweningen Chlupfwisstrasse 34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7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oskinas Konstantinos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Inselspital Bern, Insel Gruppe AG Medizin Kardiologie Freiburgstrasse 18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7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rähenbühl Stephan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ätsspital Basel Med.Klin.Pharmakol ogie Hebelstrasse 2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6.2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raytem Amira</text:p>
          </table:table-cell>
          <table:table-cell office:value-type="string" calcext:value-type="string">
            <text:p>Nyo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abinet de groupe Nyon Chemin du Midi 8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1.20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ucher Nils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Inselspital Bern, Insel Gruppe AG Medizin Angiologie Freiburgstrasse 18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2.2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anaspa Abel</text:p>
          </table:table-cell>
          <table:table-cell office:value-type="string" calcext:value-type="string">
            <text:p>Gland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entre Médical de Gland Gland Allée du Communet 20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7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andolt Jacqueline</text:p>
          </table:table-cell>
          <table:table-cell office:value-type="string" calcext:value-type="string">
            <text:p>Morge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abinet médical FMH cardiologie Rue de la Gare 13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7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iechti Beat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rztpraxis FMH Allgemeine Innere Medizin Hirschengraben 10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7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uterbacher Stephan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Kantonsapotheker Gesundheits- und Meyerstrasse 20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422,78 CHF</text:p>
          </table:table-cell>
          <table:table-cell office:value-type="string" calcext:value-type="string">
            <text:p>252,25 CHF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ack Jochen</text:p>
          </table:table-cell>
          <table:table-cell office:value-type="string" calcext:value-type="string">
            <text:p>Lachen SZ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pital Lachen AG Spitalapotheke Oberdorfstrasse 41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422,78 CHF</text:p>
          </table:table-cell>
          <table:table-cell office:value-type="string" calcext:value-type="string">
            <text:p>564,76 CHF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agnin Hervé</text:p>
          </table:table-cell>
          <table:table-cell office:value-type="string" calcext:value-type="string">
            <text:p>Villars-sur-Glâ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abinet médical FMH Médecine interne générale Chemin de la Redoute 5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2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ähler Roland</text:p>
          </table:table-cell>
          <table:table-cell office:value-type="string" calcext:value-type="string">
            <text:p>Wohlen AG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ad Schinznach AG Privat-Klinik Im Park Neuropraxis Wohlen Wohlen AG Bärengässli 7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124,30 CHF</text:p>
          </table:table-cell>
          <table:table-cell office:value-type="string" calcext:value-type="string">
            <text:p>747,77 CHF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anz Markus Gabriel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ätsspital Zürich Medizin Hämatologie Rämistrasse 100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1.2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edlin Friedrich</text:p>
          </table:table-cell>
          <table:table-cell office:value-type="string" calcext:value-type="string">
            <text:p>Fribourg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HFR Fribourg- Hôpital Cantonal Chemin des Pensionnats 2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198,00 CHF</text:p>
          </table:table-cell>
          <table:table-cell office:value-type="string" calcext:value-type="string">
            <text:p>769,00 CHF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eier-Lex Ulrike</text:p>
          </table:table-cell>
          <table:table-cell office:value-type="string" calcext:value-type="string">
            <text:p>Bad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IFA Institut für Arbeitsmedizin AG Baden Kreuzweg 3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7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ekideche Abdelhafid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abinet Dr Mekideche Abdelhafid Rue Jean-Ant.- Gautier 13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198,00 CHF</text:p>
          </table:table-cell>
          <table:table-cell office:value-type="string" calcext:value-type="string">
            <text:p>392,00 CHF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öller-Goede Diane</text:p>
          </table:table-cell>
          <table:table-cell office:value-type="string" calcext:value-type="string">
            <text:p>Wetzikon Z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GZO Spital Wetzikon Medizin Endo/Diabetologie Spitalstrasse 66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1.092,00 CHF</text:p>
          </table:table-cell>
          <table:table-cell office:value-type="string" calcext:value-type="string">
            <text:p>2.849,96 CHF</text:p>
          </table:table-cell>
          <table:table-cell office:value-type="string" calcext:value-type="string">
            <text:p>50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ontavon Salomon Nicole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abinet médical FMH endocrinologie- diabétologie Rue Pedro-Meylan 1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780,00 CHF</text:p>
          </table:table-cell>
          <table:table-cell office:value-type="string" calcext:value-type="string">
            <text:p>7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üller Dagmar</text:p>
          </table:table-cell>
          <table:table-cell office:value-type="string" calcext:value-type="string">
            <text:p>Dötting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rztpraxis Praktische Ärztin Hauptstrasse 19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7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üller Stefanie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Kantonsspital St. Gallen Medizin Neurologie Rorschacher Strasse 95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341,53 CHF</text:p>
          </table:table-cell>
          <table:table-cell office:value-type="string" calcext:value-type="string">
            <text:p>614,99 CHF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aegelin Yvonne Liselotte</text:p>
          </table:table-cell>
          <table:table-cell office:value-type="string" calcext:value-type="string">
            <text:p>Liesta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Kantonsspital Baselland Liestal Medizin Neurologie Rheinstrasse 26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341,53 CHF</text:p>
          </table:table-cell>
          <table:table-cell office:value-type="string" calcext:value-type="string">
            <text:p>687,57 CHF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ater Bernard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abinet Dr Nater Bernard Chemin des Croix- Rouges 2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198,00 CHF</text:p>
          </table:table-cell>
          <table:table-cell office:value-type="string" calcext:value-type="string">
            <text:p>764,00 CHF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iclauss Nadja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Hôpitaux Universitaires de Genève Chir.Digestive Rue Gabrielle-Perret- Gentil 4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567,48 CHF</text:p>
          </table:table-cell>
          <table:table-cell office:value-type="string" calcext:value-type="string">
            <text:p>739,90 CHF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obel Monika</text:p>
          </table:table-cell>
          <table:table-cell office:value-type="string" calcext:value-type="string">
            <text:p>La Chaux-de-Fond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abinet de groupe La Chaux-de-Fonds Avenue Léopold- Robert 7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780,00 CHF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oll Georg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HerzKlinik Hirslanden Zürich Witellikerstrasse 40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1.2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oth Daniel</text:p>
          </table:table-cell>
          <table:table-cell office:value-type="string" calcext:value-type="string">
            <text:p>Unterse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rztpraxis FMH Endokrinologie/Diab etologie Spitalweg 1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1.50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owak Albina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ätsspital Zürich Innere Medizin Rämistrasse 100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281,48 CHF</text:p>
          </table:table-cell>
          <table:table-cell office:value-type="string" calcext:value-type="string">
            <text:p>711,38 CHF</text:p>
          </table:table-cell>
          <table:table-cell office:value-type="string" calcext:value-type="string">
            <text:p>5.713,15 CHF</text:p>
          </table:table-cell>
          <table:table-cell office:value-type="string" calcext:value-type="string">
            <text:p>667,50 CHF</text:p>
          </table:table-cell>
          <table:table-cell/>
        </table:table-row>
        <table:table-row table:style-name="ro3">
          <table:table-cell office:value-type="string" calcext:value-type="string">
            <text:p>Nuoffer Jean Marc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Kinderheilkunde des Inselspitals Kinderklinik Kinderheilkunde des Inselspitals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417,01 CHF</text:p>
          </table:table-cell>
          <table:table-cell office:value-type="string" calcext:value-type="string">
            <text:p>2.286,02 CHF</text:p>
          </table:table-cell>
          <table:table-cell office:value-type="string" calcext:value-type="string">
            <text:p>133,21 CHF</text:p>
          </table:table-cell>
          <table:table-cell/>
        </table:table-row>
        <table:table-row table:style-name="ro3">
          <table:table-cell office:value-type="string" calcext:value-type="string">
            <text:p>Nützi-Constam Elisabeth</text:p>
          </table:table-cell>
          <table:table-cell office:value-type="string" calcext:value-type="string">
            <text:p>Winterthu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rztpraxis FMH Endokrinologie- Diabetologie Wülflingerstrasse 59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50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rtega Marcos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Gruppenpraxis Zürich Im eisernen Zeit 1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283,45 CHF</text:p>
          </table:table-cell>
          <table:table-cell office:value-type="string" calcext:value-type="string">
            <text:p>3.358,30 CHF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einemann Alexander</text:p>
          </table:table-cell>
          <table:table-cell office:value-type="string" calcext:value-type="string">
            <text:p>Wohlen AG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ad Schinznach AG Privat-Klinik Im Park Neuropraxis Wohlen Wohlen AG Bärengässli 7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124,30 CHF</text:p>
          </table:table-cell>
          <table:table-cell office:value-type="string" calcext:value-type="string">
            <text:p>576,89 CHF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ertoldi William</text:p>
          </table:table-cell>
          <table:table-cell office:value-type="string" calcext:value-type="string">
            <text:p>Chiasso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tudio medico FMH Medicina interna generale Corso San Gottardo 89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7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ianzola Ralph</text:p>
          </table:table-cell>
          <table:table-cell office:value-type="string" calcext:value-type="string">
            <text:p>Buchrai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ueripraxis Buchrain Hauptstrasse 12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7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iller Manfred</text:p>
          </table:table-cell>
          <table:table-cell office:value-type="string" calcext:value-type="string">
            <text:p>Düding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Hirslanden Praxiszentrum Düdingen Düdingen Bahnhofplatz 2A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1.50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UIZ POSTIGO José Antonio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Médecin praticien Organisation Mondiale de la Santé (OMS) Avenue Appia 20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162,41 CHF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aess Cornel Pascal</text:p>
          </table:table-cell>
          <table:table-cell office:value-type="string" calcext:value-type="string">
            <text:p>Hitzkir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Praxisgemeinschaft am Lindenberg Hitzkirch Seilerstrasse 2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7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azzo Marco</text:p>
          </table:table-cell>
          <table:table-cell office:value-type="string" calcext:value-type="string">
            <text:p>Winterthu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ätsspital Zürich Urologische Klinik Brauerstrasse 15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95,49 CHF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eek Sven</text:p>
          </table:table-cell>
          <table:table-cell office:value-type="string" calcext:value-type="string">
            <text:p>Aarau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rztpraxis FMH Kardiologie Institut für Kardiologie Rain 34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3.00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ey Alexandre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abinet de groupe Lausanne Rue Bellefontaine 2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2.00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eynard Charles- Alphonse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abinet médical FMH cardiologie Avenue de la Gare 25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4.50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iesen Walter F.</text:p>
          </table:table-cell>
          <table:table-cell office:value-type="string" calcext:value-type="string">
            <text:p>Steinhaus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rbeitsgruppe Lipide und Atherosklerose (AGLA) c/o Medworld Schweiz AG Sennweidstrasse 46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1.00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ochat Carine</text:p>
          </table:table-cell>
          <table:table-cell office:value-type="string" calcext:value-type="string">
            <text:p>Baa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Zuger Kantonsspital AG Spitalapotheke Landhausstrasse 11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422,78 CHF</text:p>
          </table:table-cell>
          <table:table-cell office:value-type="string" calcext:value-type="string">
            <text:p>477,35 CHF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ohrbach Marianne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äts- Kinderspital Zürich Medizin Stoffwechsel Steinwiesstrasse 75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937,5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ppino André- Pascal</text:p>
          </table:table-cell>
          <table:table-cell office:value-type="string" calcext:value-type="string">
            <text:p>Chêne-Bougerie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entre d'oncologie et d'hématologie Chêne-Bougeries Route de Chêne 110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122,97 CHF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chmid- Grendelmeier Peter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ätsspital Zürich Dermatologische Klinik Gloriastrasse 31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5.250,00 CHF</text:p>
          </table:table-cell>
          <table:table-cell office:value-type="string" calcext:value-type="string">
            <text:p>5.447,28 CHF</text:p>
          </table:table-cell>
          <table:table-cell/>
        </table:table-row>
        <table:table-row table:style-name="ro3">
          <table:table-cell office:value-type="string" calcext:value-type="string">
            <text:p>Schneider Robert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romed AG Thun Bahnhofstrasse 1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245,20 CHF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chneider-Naef Eva Christine</text:p>
          </table:table-cell>
          <table:table-cell office:value-type="string" calcext:value-type="string">
            <text:p>Lengnau AG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Praxis am Tüfebächli Lengnau AG Brunnengasse 11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7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chories Marcus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Hormonpraxis Basel Gellertstrasse 142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1.80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chuermann Marcus</text:p>
          </table:table-cell>
          <table:table-cell office:value-type="string" calcext:value-type="string">
            <text:p>Richterswi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Paracelsus-Spital Richterswil AG Medizin Onkologie Bergstrasse 16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50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chwarz Alfons Michael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mbulatorium Wiesendamm Basel Wiesendamm 22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7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chweiger Marti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äts- Kinderspital Zürich Chirurgie Herz/Thorax/Gefäss e Steinwiesstrasse 75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800,00 CHF</text:p>
          </table:table-cell>
          <table:table-cell office:value-type="string" calcext:value-type="string">
            <text:p>239,84 CHF</text:p>
          </table:table-cell>
          <table:table-cell/>
        </table:table-row>
        <table:table-row table:style-name="ro3">
          <table:table-cell office:value-type="string" calcext:value-type="string">
            <text:p>Segginger Roland</text:p>
          </table:table-cell>
          <table:table-cell office:value-type="string" calcext:value-type="string">
            <text:p>Hinterkappel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rztpraxis FMH Innere Medizin Kappelenring 6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7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ofra Daniela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abinet de groupe Lausanne Avenue de la Gare 11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2.124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org Bernhard</text:p>
          </table:table-cell>
          <table:table-cell office:value-type="string" calcext:value-type="string">
            <text:p>Wallisell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Zentralpraxis Wallisellen AG Wallisellen Zentralstrasse 6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3.00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pangehl Petra</text:p>
          </table:table-cell>
          <table:table-cell office:value-type="string" calcext:value-type="string">
            <text:p>Olt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Kantonsspital Olten Urologische Klinik Baslerstrasse 150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357,68 CHF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pichtig Leo</text:p>
          </table:table-cell>
          <table:table-cell office:value-type="string" calcext:value-type="string">
            <text:p>Alpnach Dorf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Gruppenpraxis Römerhof Alpnach Dorf Robert Barmettlerstrasse 5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3.00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pillmann Alexander</text:p>
          </table:table-cell>
          <table:table-cell office:value-type="string" calcext:value-type="string">
            <text:p>Muri AG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Kreisspital für das Freiamt Innere Medizin Spitalstrasse 144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50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teffel Ja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ätsspital Zürich Medizin Kardiologie Rämistrasse 100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1.00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trazynski Wladyslaw</text:p>
          </table:table-cell>
          <table:table-cell office:value-type="string" calcext:value-type="string">
            <text:p>Liesta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rztpraxis FMH Allgemeine Innere Medizin Rathausstrasse 63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4.00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trey Christopher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Swiss Medical and Surgical Center AG St. Gallen Brauerstrasse 97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50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ulliger Jean-Marc</text:p>
          </table:table-cell>
          <table:table-cell office:value-type="string" calcext:value-type="string">
            <text:p>Burgdorf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rztpraxis FMH Allgemeine Innere Medizin Bahnhofstrasse 7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7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homann Robert</text:p>
          </table:table-cell>
          <table:table-cell office:value-type="string" calcext:value-type="string">
            <text:p>Solothu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Medizin Endo/Diabetologie Schöngrünstrasse 42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50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rti Sandra</text:p>
          </table:table-cell>
          <table:table-cell office:value-type="string" calcext:value-type="string">
            <text:p>Belp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rztpraxis FMH Kardiologie Bahnhofplatz 6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7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ti Alberto</text:p>
          </table:table-cell>
          <table:table-cell office:value-type="string" calcext:value-type="string">
            <text:p>Massagno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tudio medico FMH medicina interna generale Via San Gottardo 117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7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schanz Hans-Ulrich</text:p>
          </table:table-cell>
          <table:table-cell office:value-type="string" calcext:value-type="string">
            <text:p>Heiligenschwendi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erner Reha Zentrum Medizin Kardiologie Schwendi 299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7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werenbold Raphael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ätsspital Basel Medizin Kardiologie Petersgraben 4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518,40 CHF</text:p>
          </table:table-cell>
          <table:table-cell office:value-type="string" calcext:value-type="string">
            <text:p>913,20 CHF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ehlinger Claudius Andrea</text:p>
          </table:table-cell>
          <table:table-cell office:value-type="string" calcext:value-type="string">
            <text:p>Wasen im Emmenta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rztpraxis FMH Allgemeine Innere Medizin Dorfstrasse 23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7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Vallotton Pascal</text:p>
          </table:table-cell>
          <table:table-cell office:value-type="string" calcext:value-type="string">
            <text:p>La Tour-de-Peilz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abinet médical FMH médecine interne générale Avenue de Jaman 21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7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Venetz Urban</text:p>
          </table:table-cell>
          <table:table-cell office:value-type="string" calcext:value-type="string">
            <text:p>Visp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rztpraxis FMH Neurologie Ueberbielstrasse 10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124,30 CHF</text:p>
          </table:table-cell>
          <table:table-cell office:value-type="string" calcext:value-type="string">
            <text:p>533,02 CHF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onmoos Peter</text:p>
          </table:table-cell>
          <table:table-cell office:value-type="string" calcext:value-type="string">
            <text:p>Egg b. 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rztpraxis FMH Allgemeine Innere Medizin Forchstrasse 143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444,00 CHF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iesli Peter</text:p>
          </table:table-cell>
          <table:table-cell office:value-type="string" calcext:value-type="string">
            <text:p>Frauenfeld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Kantonsspital Frauenfeld Innere Medizin Pfaffenholzstrasse 4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2.50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ürfel Jens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ätsspital Basel Petersgraben 4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3.747,87 CHF</text:p>
          </table:table-cell>
          <table:table-cell office:value-type="string" calcext:value-type="string">
            <text:p>7.545,73 CHF</text:p>
          </table:table-cell>
          <table:table-cell/>
        </table:table-row>
        <table:table-row table:style-name="ro3">
          <table:table-cell office:value-type="string" calcext:value-type="string">
            <text:p>Zimmermann Matthias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tadtspital Triemli Urologische Klinik Birmensdorferstrass e 497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50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Zumsteg Urs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äts- Kinderspital (UKBB) Medizin Endo/Diabetologie Spitalstrasse 33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50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Zwermann Oliver Christoph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Hormonpraxis Basel Gellertstrasse 142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50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von Eckardstein Arnold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ätsspital Zürich Med.Klin.Pharmakol ogie Rämistrasse 100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2.7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von der Weid Nicolas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äts- Kinderspital (UKBB) Medizin Onkologie Spitalstrasse 33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80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erzteNetzwerk Grauholz</text:p>
          </table:table-cell>
          <table:table-cell office:value-type="string" calcext:value-type="string">
            <text:p>Urtenen-Schönbüh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olothurnstrasse 43</text:p>
          </table:table-cell>
          <table:table-cell table:number-columns-repeated="5"/>
          <table:table-cell office:value-type="string" calcext:value-type="string">
            <text:p>864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inica Luganese SA</text:p>
          </table:table-cell>
          <table:table-cell office:value-type="string" calcext:value-type="string">
            <text:p>Lugano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ia Moncucco 10</text:p>
          </table:table-cell>
          <table:table-cell table:number-columns-repeated="4"/>
          <table:table-cell office:value-type="string" calcext:value-type="string">
            <text:p>2.800,00 CHF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irslanden Klinik St. Anna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t.-Anna-Str. 32</text:p>
          </table:table-cell>
          <table:table-cell table:number-columns-repeated="3"/>
          <table:table-cell office:value-type="string" calcext:value-type="string">
            <text:p>422,78 CHF</text:p>
          </table:table-cell>
          <table:table-cell office:value-type="string" calcext:value-type="string">
            <text:p>564,76 CHF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GOMED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Goldwilstrasse 36 a</text:p>
          </table:table-cell>
          <table:table-cell table:number-columns-repeated="5"/>
          <table:table-cell office:value-type="string" calcext:value-type="string">
            <text:p>3.24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ANTONSSPITAL GLARUS AG</text:p>
          </table:table-cell>
          <table:table-cell office:value-type="string" calcext:value-type="string">
            <text:p>Glaru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urgstr. 99</text:p>
          </table:table-cell>
          <table:table-cell table:number-columns-repeated="5"/>
          <table:table-cell office:value-type="string" calcext:value-type="string">
            <text:p>1.00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antonspital Winterthur</text:p>
          </table:table-cell>
          <table:table-cell office:value-type="string" calcext:value-type="string">
            <text:p>Winterthu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rauerstr. 15</text:p>
          </table:table-cell>
          <table:table-cell table:number-columns-repeated="2"/>
          <table:table-cell office:value-type="string" calcext:value-type="string">
            <text:p>2.930,00 CHF</text:p>
          </table:table-cell>
          <table:table-cell table:number-columns-repeated="2"/>
          <table:table-cell office:value-type="string" calcext:value-type="string">
            <text:p>1.08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antonsspital Aarau AG</text:p>
          </table:table-cell>
          <table:table-cell office:value-type="string" calcext:value-type="string">
            <text:p>AARAU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Tellstrasse 25</text:p>
          </table:table-cell>
          <table:table-cell table:number-columns-repeated="2"/>
          <table:table-cell office:value-type="string" calcext:value-type="string">
            <text:p>38.982,41 CHF</text:p>
          </table:table-cell>
          <table:table-cell table:number-columns-repeated="2"/>
          <table:table-cell office:value-type="string" calcext:value-type="string">
            <text:p>8.100,00 CHF</text:p>
          </table:table-cell>
          <table:table-cell office:value-type="string" calcext:value-type="string">
            <text:p>7.515,10 CHF</text:p>
          </table:table-cell>
          <table:table-cell/>
        </table:table-row>
        <table:table-row table:style-name="ro3">
          <table:table-cell office:value-type="string" calcext:value-type="string">
            <text:p>Kantonsspital Baselland Laufen</text:p>
          </table:table-cell>
          <table:table-cell office:value-type="string" calcext:value-type="string">
            <text:p>Liesta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Mühlemattstrasse 26</text:p>
          </table:table-cell>
          <table:table-cell table:number-columns-repeated="2"/>
          <table:table-cell office:value-type="string" calcext:value-type="string">
            <text:p>500,00 CHF</text:p>
          </table:table-cell>
          <table:table-cell table:number-columns-repeated="2"/>
          <table:table-cell office:value-type="string" calcext:value-type="string">
            <text:p>1.25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antonsspital St. Gallen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orschacher Strasse 95</text:p>
          </table:table-cell>
          <table:table-cell/>
          <table:table-cell office:value-type="string" calcext:value-type="string">
            <text:p>40.000,00 CHF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raxis Villiger &amp; DiaMon AG - Aerztezentrum Täfernhof</text:p>
          </table:table-cell>
          <table:table-cell office:value-type="string" calcext:value-type="string">
            <text:p>Baden-Dättwi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Mellingerstr. 207</text:p>
          </table:table-cell>
          <table:table-cell table:number-columns-repeated="2"/>
          <table:table-cell office:value-type="string" calcext:value-type="string">
            <text:p>500,00 CHF</text:p>
          </table:table-cell>
          <table:table-cell table:number-columns-repeated="2"/>
          <table:table-cell office:value-type="string" calcext:value-type="string">
            <text:p>1.20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GKN - Schweizerische Gesellschaft für kli</text:p>
          </table:table-cell>
          <table:table-cell office:value-type="string" calcext:value-type="string">
            <text:p>OBERENTFELD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lumenweg 13</text:p>
          </table:table-cell>
          <table:table-cell table:number-columns-repeated="2"/>
          <table:table-cell office:value-type="string" calcext:value-type="string">
            <text:p>8.500,00 CH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IOG International Society of Geriatric Oncology</text:p>
          </table:table-cell>
          <table:table-cell office:value-type="string" calcext:value-type="string">
            <text:p>Genev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1-5, route des Morillons PO Box 2100</text:p>
          </table:table-cell>
          <table:table-cell table:number-columns-repeated="2"/>
          <table:table-cell office:value-type="string" calcext:value-type="string">
            <text:p>59.556,00 CH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chweizerische Gesellschaft für - Kardiologi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chwarztorstrasse 18</text:p>
          </table:table-cell>
          <table:table-cell table:number-columns-repeated="2"/>
          <table:table-cell office:value-type="string" calcext:value-type="string">
            <text:p>2.000,00 CH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ee-Spital Standort Horgen - Innere Medizin</text:p>
          </table:table-cell>
          <table:table-cell office:value-type="string" calcext:value-type="string">
            <text:p>Horgen 1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sylstr. 19</text:p>
          </table:table-cell>
          <table:table-cell table:number-columns-repeated="5"/>
          <table:table-cell office:value-type="string" calcext:value-type="string">
            <text:p>1.50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pital Netz Bern AG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Morillionstr. 77</text:p>
          </table:table-cell>
          <table:table-cell table:number-columns-repeated="5"/>
          <table:table-cell office:value-type="string" calcext:value-type="string">
            <text:p>3.00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pital Schwyz</text:p>
          </table:table-cell>
          <table:table-cell office:value-type="string" calcext:value-type="string">
            <text:p>Schwyz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Waldeggstr. 10</text:p>
          </table:table-cell>
          <table:table-cell table:number-columns-repeated="2"/>
          <table:table-cell office:value-type="string" calcext:value-type="string">
            <text:p>6.555,55 CH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pital Thurgau AG</text:p>
          </table:table-cell>
          <table:table-cell office:value-type="string" calcext:value-type="string">
            <text:p>Frauenfeld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Waldeggstr. 8</text:p>
          </table:table-cell>
          <table:table-cell table:number-columns-repeated="2"/>
          <table:table-cell office:value-type="string" calcext:value-type="string">
            <text:p>1.680,00 CHF</text:p>
          </table:table-cell>
          <table:table-cell table:number-columns-repeated="2"/>
          <table:table-cell office:value-type="string" calcext:value-type="string">
            <text:p>2.16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wiss Association of Pharmaceutical - Professionals SwAPP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P.O.box</text:p>
          </table:table-cell>
          <table:table-cell table:number-columns-repeated="5"/>
          <table:table-cell office:value-type="string" calcext:value-type="string">
            <text:p>1.000,00 CH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niversität Zürich - Rheumaklinik</text:p>
          </table:table-cell>
          <table:table-cell office:value-type="string" calcext:value-type="string">
            <text:p>Zu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Gloriastr. 25</text:p>
          </table:table-cell>
          <table:table-cell table:number-columns-repeated="2"/>
          <table:table-cell office:value-type="string" calcext:value-type="string">
            <text:p>10.000,00 CHF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8T12:47:33.276000000</dc:date>
    <meta:editing-duration>PT11M29S</meta:editing-duration>
    <meta:editing-cycles>2</meta:editing-cycles>
    <meta:generator>LibreOffice/5.0.4.2$Windows_x86 LibreOffice_project/2b9802c1994aa0b7dc6079e128979269cf95bc78</meta:generator>
    <meta:document-statistic meta:table-count="1" meta:cell-count="1086" meta:object-count="0"/>
  </office:meta>
</office:document-meta>
</file>